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660e3" officeooo:paragraph-rsid="001660e3"/>
    </style:style>
    <style:style style:name="P2" style:family="paragraph" style:parent-style-name="Standard">
      <style:paragraph-properties fo:text-align="end" style:justify-single-word="false"/>
      <style:text-properties officeooo:rsid="001660e3" officeooo:paragraph-rsid="001660e3"/>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20pt" fo:font-weight="bold" officeooo:rsid="001660e3" officeooo:paragraph-rsid="001660e3"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8pt" style:font-size-asian="8pt" style:font-size-complex="8pt"/>
    </style:style>
    <style:style style:name="P6" style:family="paragraph" style:parent-style-name="Standard">
      <style:text-properties officeooo:rsid="0017b106" officeooo:paragraph-rsid="00329605"/>
    </style:style>
    <style:style style:name="P7" style:family="paragraph" style:parent-style-name="Standard">
      <style:text-properties officeooo:rsid="0017b106" officeooo:paragraph-rsid="003fd356"/>
    </style:style>
    <style:style style:name="P8" style:family="paragraph" style:parent-style-name="Standard">
      <style:text-properties officeooo:rsid="0017b106" officeooo:paragraph-rsid="0065155c"/>
    </style:style>
    <style:style style:name="T1" style:family="text">
      <style:text-properties officeooo:rsid="003380cb"/>
    </style:style>
    <style:style style:name="T2" style:family="text">
      <style:text-properties officeooo:rsid="005b73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ok Report</text:p>
      <text:p text:style-name="P3">- 비즈니스를 위한 데이터 과학 -</text:p>
      <text:p text:style-name="P5">포스터 프로보스트, 톰포셋 지음 / 강권학 옮김</text:p>
      <text:p text:style-name="Standard"/>
      <text:p text:style-name="P2">2014136032 김현국</text:p>
      <text:p text:style-name="P1"/>
      <text:p text:style-name="P6"><text:s/>‘비즈니스를 위한 데이터 과학’이라는 책을 고르게 된 동기는 교수님께서 올려주신 책들의 목록 중에서 가능하면 실습을 할 수 있는 책을 고르자는 생각을 가지게 된 것에서 시작하였습니다. 평소에 이론만 진행하는 것 보다는 실습을 겸해서 진행하는 것을 더 좋아하고, 실습에 높은 비중이 있을 수록 강의를 재밌게 들었기 때문입니다. 따라서 혼자서라도 이것 저것 많은 것을 시도해 보고자 이 책을 고르고 읽기 시작하였습니다. 하지만 생각과 다르게 <text:s/>책에 대한 첫 느낌은 그리 좋지 못하였습니다. 책 제목에서의 느낌과 다르게 주로 다루는 것은 실습이 아니라 이론적인 바탕이었습니다. 심지어는 대학교에서 교재로 사용 될 만큼 이론적이 내용이 주를 이룬 것이었습니다. 덕분에 책을 읽어 나가는 대에 예상보다 많은 시간이 걸렸던 것 같습니다. </text:p>
      <text:p text:style-name="P6"><text:s/>책의 주 내용은 데이터 분석이라는 것에 대하여 어떻게 접근하여야 할지, 이 정보를 다시 어떻게 모델링하고, 최적화 해야 할지 그리고 어떠한 다양한 기법들이 있는지로 구성되어 있습니다. 그러다 보니 <text:s/>인공지능 특강 수업의 수업 방식과 유사한 면이 없지 않아 있다고 느꼈던 것 같습니다. 하지만 책 저자가 책 시작에 앞서 이 책을 수학에서의 덧셈과 뺄셈에 비교하며 주 목적이 비즈니스 목적에 맞게 데이터 과학을 활용하기 위해 알아야 할 원리들을 설명하고, 이 원리가 직접 기법에 적용되는 과정에 대해서 <text:s/>예시를 들어 설명하였던 것 처럼 실생활에서의 다양한 예시들을 볼 수 있었습니다. 그중에서 가장 흥미롭게 본 내용은 페이스북의 좋아요의 증거 향상도에 대한 예제였습니다.</text:p>
      <text:p text:style-name="P7"><text:s/>이 예제에서 주목한 것은 사람들이 페이스북에서 ‘좋아요’를 누르는 것과 관련하여 이 사람의 <text:span text:style-name="T1">IQ검사에서의 점수가 얼마나 될지, 심리검사에서 어떤 성향이 나올지, 술을 마시는지 혹은 담배를 피우는지에 대하여 알아보는 것 이었습니다. 그 중에서 IQ와 관련된 내용을 잠깐 서술 하자면 실험자는 IQ검사에서 높은 점수를 받는다는 사실에 대해 증거력을 높이는 ‘좋아요’에 무엇이 있는지 알아보기 위해 <text:s/>타겟 변수를 IQ&gt; 130 로 설정한 뒤 표본은 수집했습니다. 그 결과 표본의 14%가 양성으로 나왔고 상위 요소들은 “Lord Of The Rings”(1.69), “Wikileaks”(1.59), “One Manga”(1.57) … 순으로 나타났습니다. 만일 “Lord Of The Rings”를 좋아요 했다면 IQ테스트 결과에서 130 이상의 값을 가질 확률이 약 24%(0.14*1.69)이라는 뜻이고 만약 “Wikileaks”까지 좋아요를 눌렀다면 추정 확률이 37%(0.14*1.69*1.59)를 나타내게 된다는 것을 의미했습니다. 물론 공개적으로 ‘좋아요’를 눌러서 표현한 것과 그렇지 않고 속으로만 좋아한 것에 대해서도 고려해야 할 필요성이 있지만, 단순히 이렇게 나온 결과만 보더라도 매우 흥미로운 주제임이 틀림 없었습니다. 덕분에 책을 거의 다 읽을 때 즈음에 나오는 이 예제 하나가 잃었던 책에 대한 욕구를 북돋아 주어서 마지막 까지 읽는데 도움이 되었던 것 같습니다.</text:span></text:p>
      <text:p text:style-name="P8"><text:s/>이렇게 책을 막상 다 읽고 나니, 마지막에는 시도해 보지 못했던 마지막 과제 <text:span text:style-name="T2">Atari-BreakOut이 생각 났습니다. 이 또한 매우 흥미로운 주제였지만 환경이 갖추어 지지 못해서 재대로 시도해 보지 못했기 때문입니다. Bash on Ubuntu on Window기능은 cuda, tensorflow, atari환경 모두 구축 하였으나 그래픽 관련 오류로 실행이 불가능 하였고, 가상머신에 우분투를 설치하여 시도하였을 때 에는 성능이 너무 좋지 못해 노트북으로는 도저히 힘들 것 같다고 판단하였습니다. 설상가상으로 다른 사람이 구현한 소스를 찾았을 때 적힌 좋은 그래픽 카드로도 약 30시간 가량 학습을 해야 원활히 돌아간다는 글(https://github.com/devsisters/DQN-tensorflow)을 보고 좌절했던 것 같습니다. 다음에 인공지능 혹은 빅데이터 수업을 듣게 될 때 에는 조금 더 나은 환경을 구축하여 그간 못해본 것에 도전할 기회가 생겼으면 합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6:43:05.981144263</meta:creation-date>
    <dc:date>2017-06-15T18:51:41.767160526</dc:date>
    <meta:editing-duration>PT1H10M20S</meta:editing-duration>
    <meta:editing-cycles>70</meta:editing-cycles>
    <meta:generator>LibreOffice/5.1.6.2$Linux_X86_64 LibreOffice_project/10m0$Build-2</meta:generator>
    <meta:document-statistic meta:table-count="0" meta:image-count="0" meta:object-count="0" meta:page-count="1" meta:paragraph-count="8" meta:word-count="1365" meta:character-count="2064" meta:non-whitespace-character-count="1589"/>
  </office:meta>
</office:document-meta>
</file>